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5c36d" officeooo:paragraph-rsid="0025c36d"/>
    </style:style>
    <style:style style:name="P2" style:family="paragraph" style:parent-style-name="Standard">
      <style:text-properties officeooo:rsid="0026de43" officeooo:paragraph-rsid="0026de43"/>
    </style:style>
    <style:style style:name="P3" style:family="paragraph" style:parent-style-name="Standard">
      <style:text-properties officeooo:rsid="0028f29d" officeooo:paragraph-rsid="0028f29d"/>
    </style:style>
    <style:style style:name="P4" style:family="paragraph" style:parent-style-name="Standard">
      <style:text-properties officeooo:rsid="002a6b82" officeooo:paragraph-rsid="0028f29d"/>
    </style:style>
    <style:style style:name="P5" style:family="paragraph" style:parent-style-name="Standard">
      <style:text-properties officeooo:rsid="002a6b82" officeooo:paragraph-rsid="002a6b82"/>
    </style:style>
    <style:style style:name="P6" style:family="paragraph" style:parent-style-name="Standard">
      <style:text-properties officeooo:rsid="002ecc31" officeooo:paragraph-rsid="002ecc31"/>
    </style:style>
    <style:style style:name="P7" style:family="paragraph" style:parent-style-name="Standard">
      <style:text-properties officeooo:rsid="002ecc31" officeooo:paragraph-rsid="00359ed4"/>
    </style:style>
    <style:style style:name="P8" style:family="paragraph" style:parent-style-name="Standard">
      <style:text-properties officeooo:rsid="002ecc31" officeooo:paragraph-rsid="003e877a"/>
    </style:style>
    <style:style style:name="P9" style:family="paragraph" style:parent-style-name="Standard">
      <style:text-properties officeooo:rsid="002ecc31" officeooo:paragraph-rsid="004a1971"/>
    </style:style>
    <style:style style:name="P10" style:family="paragraph" style:parent-style-name="Standard">
      <style:text-properties officeooo:rsid="002ecc31" officeooo:paragraph-rsid="004cadeb"/>
    </style:style>
    <style:style style:name="P11" style:family="paragraph" style:parent-style-name="Standard">
      <style:text-properties officeooo:rsid="002ecc31" officeooo:paragraph-rsid="005d5c4c"/>
    </style:style>
    <style:style style:name="P12" style:family="paragraph" style:parent-style-name="Standard">
      <style:text-properties officeooo:rsid="0035ac1a" officeooo:paragraph-rsid="0035ac1a"/>
    </style:style>
    <style:style style:name="P13" style:family="paragraph" style:parent-style-name="Standard">
      <style:text-properties officeooo:rsid="003bf9f8" officeooo:paragraph-rsid="003bf9f8"/>
    </style:style>
    <style:style style:name="P14" style:family="paragraph" style:parent-style-name="Standard">
      <style:text-properties officeooo:rsid="003bf9f8" officeooo:paragraph-rsid="003e877a"/>
    </style:style>
    <style:style style:name="P15" style:family="paragraph" style:parent-style-name="Standard">
      <style:text-properties officeooo:rsid="003bf9f8" officeooo:paragraph-rsid="004a1971"/>
    </style:style>
    <style:style style:name="P16" style:family="paragraph" style:parent-style-name="Standard">
      <style:text-properties officeooo:rsid="003bf9f8" officeooo:paragraph-rsid="004cadeb"/>
    </style:style>
    <style:style style:name="P17" style:family="paragraph" style:parent-style-name="Standard">
      <style:text-properties officeooo:rsid="003d6d43" officeooo:paragraph-rsid="003d6d43"/>
    </style:style>
    <style:style style:name="P18" style:family="paragraph" style:parent-style-name="Standard">
      <style:text-properties officeooo:rsid="003d6d43" officeooo:paragraph-rsid="003e877a"/>
    </style:style>
    <style:style style:name="P19" style:family="paragraph" style:parent-style-name="Standard">
      <style:text-properties officeooo:rsid="003d6d43" officeooo:paragraph-rsid="004a1971"/>
    </style:style>
    <style:style style:name="P20" style:family="paragraph" style:parent-style-name="Standard">
      <style:text-properties officeooo:rsid="003d6d43" officeooo:paragraph-rsid="004cadeb"/>
    </style:style>
    <style:style style:name="P21" style:family="paragraph" style:parent-style-name="Standard">
      <style:text-properties officeooo:rsid="003d6d43" officeooo:paragraph-rsid="005d5c4c"/>
    </style:style>
    <style:style style:name="P22" style:family="paragraph" style:parent-style-name="Standard">
      <style:text-properties fo:font-weight="bold" officeooo:rsid="0026de43" officeooo:paragraph-rsid="0026de43" style:font-weight-asian="bold" style:font-weight-complex="bold"/>
    </style:style>
    <style:style style:name="P23" style:family="paragraph" style:parent-style-name="Standard">
      <style:text-properties fo:font-weight="bold" officeooo:rsid="004a1971" officeooo:paragraph-rsid="004a1971" style:font-weight-asian="bold" style:font-weight-complex="bold"/>
    </style:style>
    <style:style style:name="P24" style:family="paragraph" style:parent-style-name="Standard">
      <style:text-properties fo:font-weight="bold" officeooo:rsid="004a1971" officeooo:paragraph-rsid="005bb212" style:font-weight-asian="bold" style:font-weight-complex="bold"/>
    </style:style>
    <style:style style:name="P25" style:family="paragraph" style:parent-style-name="Standard">
      <style:text-properties fo:font-weight="normal" officeooo:rsid="003bf9f8" officeooo:paragraph-rsid="005d5c4c" style:font-weight-asian="normal" style:font-weight-complex="normal"/>
    </style:style>
    <style:style style:name="P26" style:family="paragraph" style:parent-style-name="Standard">
      <style:paragraph-properties fo:break-before="page"/>
      <style:text-properties officeooo:rsid="003bf9f8" officeooo:paragraph-rsid="004cadeb"/>
    </style:style>
    <style:style style:name="P27" style:family="paragraph" style:parent-style-name="Standard">
      <style:text-properties fo:font-weight="normal" officeooo:rsid="006e2750" officeooo:paragraph-rsid="006e2750" style:font-weight-asian="normal" style:font-weight-complex="normal"/>
    </style:style>
    <style:style style:name="P28" style:family="paragraph" style:parent-style-name="Standard">
      <style:text-properties fo:font-weight="normal" officeooo:rsid="006eb77f" officeooo:paragraph-rsid="006eb77f" style:font-weight-asian="normal" style:font-weight-complex="normal"/>
    </style:style>
    <style:style style:name="P29" style:family="paragraph" style:parent-style-name="Standard">
      <style:text-properties fo:font-weight="normal" officeooo:rsid="006fbf8a" officeooo:paragraph-rsid="006fbf8a" style:font-weight-asian="normal" style:font-weight-complex="normal"/>
    </style:style>
    <style:style style:name="P30" style:family="paragraph" style:parent-style-name="Standard">
      <style:text-properties fo:font-weight="normal" officeooo:rsid="006fbf8a" officeooo:paragraph-rsid="0020e82a" style:font-weight-asian="normal" style:font-weight-complex="normal"/>
    </style:style>
    <style:style style:name="P31" style:family="paragraph" style:parent-style-name="Standard">
      <style:text-properties fo:font-weight="normal" officeooo:rsid="0070b17e" officeooo:paragraph-rsid="0070b17e" style:font-weight-asian="normal" style:font-weight-complex="normal"/>
    </style:style>
    <style:style style:name="P32" style:family="paragraph" style:parent-style-name="Standard">
      <style:text-properties fo:font-weight="normal" officeooo:rsid="00713681" officeooo:paragraph-rsid="00713681" style:font-weight-asian="normal" style:font-weight-complex="normal"/>
    </style:style>
    <style:style style:name="T1" style:family="text">
      <style:text-properties officeooo:rsid="002ecc31"/>
    </style:style>
    <style:style style:name="T2" style:family="text">
      <style:text-properties officeooo:rsid="00359ed4"/>
    </style:style>
    <style:style style:name="T3" style:family="text">
      <style:text-properties officeooo:rsid="003e877a"/>
    </style:style>
    <style:style style:name="T4" style:family="text">
      <style:text-properties officeooo:rsid="00421045"/>
    </style:style>
    <style:style style:name="T5" style:family="text">
      <style:text-properties officeooo:rsid="004346b2"/>
    </style:style>
    <style:style style:name="T6" style:family="text">
      <style:text-properties officeooo:rsid="0043f2ce"/>
    </style:style>
    <style:style style:name="T7" style:family="text">
      <style:text-properties officeooo:rsid="00448a6d"/>
    </style:style>
    <style:style style:name="T8" style:family="text">
      <style:text-properties officeooo:rsid="0045e260"/>
    </style:style>
    <style:style style:name="T9" style:family="text">
      <style:text-properties officeooo:rsid="00468536"/>
    </style:style>
    <style:style style:name="T10" style:family="text">
      <style:text-properties officeooo:rsid="00481c93"/>
    </style:style>
    <style:style style:name="T11" style:family="text">
      <style:text-properties officeooo:rsid="004911cb"/>
    </style:style>
    <style:style style:name="T12" style:family="text">
      <style:text-properties officeooo:rsid="004cadeb"/>
    </style:style>
    <style:style style:name="T13" style:family="text">
      <style:text-properties officeooo:rsid="00513870"/>
    </style:style>
    <style:style style:name="T14" style:family="text">
      <style:text-properties officeooo:rsid="0051862e"/>
    </style:style>
    <style:style style:name="T15" style:family="text">
      <style:text-properties officeooo:rsid="0052fb57"/>
    </style:style>
    <style:style style:name="T16" style:family="text">
      <style:text-properties officeooo:rsid="0054ade9"/>
    </style:style>
    <style:style style:name="T17" style:family="text">
      <style:text-properties officeooo:rsid="0055d2c7"/>
    </style:style>
    <style:style style:name="T18" style:family="text">
      <style:text-properties officeooo:rsid="0056e196"/>
    </style:style>
    <style:style style:name="T19" style:family="text">
      <style:text-properties officeooo:rsid="005a74e3"/>
    </style:style>
    <style:style style:name="T20" style:family="text">
      <style:text-properties officeooo:rsid="005bb212"/>
    </style:style>
    <style:style style:name="T21" style:family="text">
      <style:text-properties officeooo:rsid="005d5c4c"/>
    </style:style>
    <style:style style:name="T22" style:family="text">
      <style:text-properties officeooo:rsid="005ea471"/>
    </style:style>
    <style:style style:name="T23" style:family="text">
      <style:text-properties officeooo:rsid="005f705f"/>
    </style:style>
    <style:style style:name="T24" style:family="text">
      <style:text-properties officeooo:rsid="0060cf86"/>
    </style:style>
    <style:style style:name="T25" style:family="text">
      <style:text-properties officeooo:rsid="0061c823"/>
    </style:style>
    <style:style style:name="T26" style:family="text">
      <style:text-properties officeooo:rsid="0063189a"/>
    </style:style>
    <style:style style:name="T27" style:family="text">
      <style:text-properties officeooo:rsid="00634dbb"/>
    </style:style>
    <style:style style:name="T28" style:family="text">
      <style:text-properties officeooo:rsid="0063d59c"/>
    </style:style>
    <style:style style:name="T29" style:family="text">
      <style:text-properties officeooo:rsid="00654aab"/>
    </style:style>
    <style:style style:name="T30" style:family="text">
      <style:text-properties officeooo:rsid="006da9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<text:span text:style-name="T30">B</text:span></text:p>
      <text:p text:style-name="P30"/>
      <text:p text:style-name="P31">Process spec</text:p>
      <text:p text:style-name="P31"/>
      <text:p text:style-name="P31">PROCESS</text:p>
      <text:p text:style-name="P31">1 12 0</text:p>
      <text:p text:style-name="P31">2 10 80</text:p>
      <text:p text:style-name="P31">1 20 90</text:p>
      <text:p text:style-name="P31">END</text:p>
      <text:p text:style-name="P31"/>
      <text:p text:style-name="P31">PROCESS</text:p>
      <text:p text:style-name="P31">2 8 10</text:p>
      <text:p text:style-name="P31">3 60 90</text:p>
      <text:p text:style-name="P31">2 40 80</text:p>
      <text:p text:style-name="P31">END</text:p>
      <text:p text:style-name="P31"/>
      <text:p text:style-name="P31">PROCESS</text:p>
      <text:p text:style-name="P31">3 5 0</text:p>
      <text:p text:style-name="P31">2 170 30</text:p>
      <text:p text:style-name="P31">2 180 0</text:p>
      <text:p text:style-name="P31">END</text:p>
      <text:p text:style-name="P31"/>
      <text:p text:style-name="P31"/>
      <text:p text:style-name="P31">Scheduler Spec</text:p>
      <text:p text:style-name="P31"/>
      <text:p text:style-name="P31">SCHEDULER</text:p>
      <text:p text:style-name="P31">3</text:p>
      <text:p text:style-name="P31">1 12 N</text:p>
      <text:p text:style-name="P31">2 8 N</text:p>
      <text:p text:style-name="P31">3 5 N</text:p>
      <text:p text:style-name="P31">END</text:p>
      <text:p text:style-name="P31"/>
      <text:p text:style-name="P31"/>
      <text:p text:style-name="P32">OUTPUT</text:p>
      <text:p text:style-name="P32"/>
      <text:p text:style-name="P32">PID :: 1 TIME :: 0 EVENT :: Process Admitted</text:p>
      <text:p text:style-name="P32">PID :: 3 TIME :: 0 EVENT :: Process Admitted</text:p>
      <text:p text:style-name="P32">PID :: 1 TIME :: 0 EVENT :: Process Dispatched</text:p>
      <text:p text:style-name="P32">PID :: 2 TIME :: 10 EVENT :: Process Admitted</text:p>
      <text:p text:style-name="P32">PID :: 1 TIME :: 10 EVENT :: CPU Burst Completed</text:p>
      <text:p text:style-name="P32">PID :: 1 TIME :: 10 EVENT :: IO started</text:p>
      <text:p text:style-name="P32">PID :: 2 TIME :: 10 EVENT :: Process Dispatched</text:p>
      <text:p text:style-name="P32">PID :: 2 TIME :: 70 EVENT :: CPU Burst Completed</text:p>
      <text:p text:style-name="P32">PID :: 2 TIME :: 70 EVENT :: IO started</text:p>
      <text:p text:style-name="P32">PID :: 3 TIME :: 70 EVENT :: Process Dispatched</text:p>
      <text:p text:style-name="P32">PID :: 1 TIME :: 90 EVENT :: IO Completed</text:p>
      <text:p text:style-name="P32">PID :: 3 TIME :: 90 EVENT :: Process Preempted</text:p>
      <text:p text:style-name="P32">PID :: 1 TIME :: 90 EVENT :: Process Dispatched</text:p>
      <text:p text:style-name="P32">PID :: 1 TIME :: 100 EVENT :: CPU Burst Completed</text:p>
      <text:p text:style-name="P32">PID :: 1 TIME :: 100 EVENT :: IO started</text:p>
      <text:p text:style-name="P32">PID :: 3 TIME :: 100 EVENT :: Process Dispatched</text:p>
      <text:p text:style-name="P32">PID :: 2 TIME :: 160 EVENT :: IO Completed</text:p>
      <text:p text:style-name="P32"><text:soft-page-break/>PID :: 3 TIME :: 160 EVENT :: Process Preempted</text:p>
      <text:p text:style-name="P32">PID :: 2 TIME :: 160 EVENT :: Process Dispatched</text:p>
      <text:p text:style-name="P32">PID :: 1 TIME :: 180 EVENT :: IO Completed</text:p>
      <text:p text:style-name="P32">PID :: 2 TIME :: 180 EVENT :: Process Preempted</text:p>
      <text:p text:style-name="P32">PID :: 1 TIME :: 180 EVENT :: Process Dispatched</text:p>
      <text:p text:style-name="P32">PID :: 1 TIME :: 200 EVENT :: CPU Burst Completed</text:p>
      <text:p text:style-name="P32">PID :: 1 TIME :: 200 EVENT :: IO started</text:p>
      <text:p text:style-name="P32">PID :: 2 TIME :: 200 EVENT :: Process Dispatched</text:p>
      <text:p text:style-name="P32">PID :: 2 TIME :: 240 EVENT :: CPU Burst Completed</text:p>
      <text:p text:style-name="P32">PID :: 2 TIME :: 240 EVENT :: IO started</text:p>
      <text:p text:style-name="P32">PID :: 3 TIME :: 240 EVENT :: Process Dispatched</text:p>
      <text:p text:style-name="P32">PID :: 1 TIME :: 290 EVENT :: IO Completed</text:p>
      <text:p text:style-name="P32">PID :: 1 TIME :: 290 EVENT :: Process Completed</text:p>
      <text:p text:style-name="P32">PID :: 2 TIME :: 330 EVENT :: IO Completed</text:p>
      <text:p text:style-name="P32">PID :: 3 TIME :: 330 EVENT :: CPU Burst Completed</text:p>
      <text:p text:style-name="P32">PID :: 3 TIME :: 330 EVENT :: IO started</text:p>
      <text:p text:style-name="P32">PID :: 2 TIME :: 330 EVENT :: Process Dispatched</text:p>
      <text:p text:style-name="P32">PID :: 3 TIME :: 360 EVENT :: IO Completed</text:p>
      <text:p text:style-name="P32">PID :: 2 TIME :: 390 EVENT :: CPU Burst Completed</text:p>
      <text:p text:style-name="P32">PID :: 2 TIME :: 390 EVENT :: IO started</text:p>
      <text:p text:style-name="P32">PID :: 3 TIME :: 390 EVENT :: Process Dispatched</text:p>
      <text:p text:style-name="P32">PID :: 2 TIME :: 480 EVENT :: IO Completed</text:p>
      <text:p text:style-name="P32">PID :: 3 TIME :: 480 EVENT :: Process Preempted</text:p>
      <text:p text:style-name="P32">PID :: 2 TIME :: 480 EVENT :: Process Dispatched</text:p>
      <text:p text:style-name="P32">PID :: 2 TIME :: 520 EVENT :: CPU Burst Completed</text:p>
      <text:p text:style-name="P32">PID :: 2 TIME :: 520 EVENT :: IO started</text:p>
      <text:p text:style-name="P32">PID :: 3 TIME :: 520 EVENT :: Process Dispatched</text:p>
      <text:p text:style-name="P32">PID :: 2 TIME :: 600 EVENT :: IO Completed</text:p>
      <text:p text:style-name="P32">PID :: 3 TIME :: 600 EVENT :: CPU Burst Completed</text:p>
      <text:p text:style-name="P32">PID :: 3 TIME :: 600 EVENT :: IO started</text:p>
      <text:p text:style-name="P32">PID :: 2 TIME :: 600 EVENT :: Process Dispatched</text:p>
      <text:p text:style-name="P32">PID :: 3 TIME :: 630 EVENT :: IO Completed</text:p>
      <text:p text:style-name="P32">PID :: 2 TIME :: 640 EVENT :: CPU Burst Completed</text:p>
      <text:p text:style-name="P32">PID :: 2 TIME :: 640 EVENT :: IO started</text:p>
      <text:p text:style-name="P32">PID :: 3 TIME :: 640 EVENT :: Process Dispatched</text:p>
      <text:p text:style-name="P32">PID :: 2 TIME :: 720 EVENT :: IO Completed</text:p>
      <text:p text:style-name="P32">PID :: 2 TIME :: 720 EVENT :: Process Completed</text:p>
      <text:p text:style-name="P32">PID :: 3 TIME :: 820 EVENT :: CPU Burst Completed</text:p>
      <text:p text:style-name="P32">PID :: 3 TIME :: 820 EVENT :: IO started</text:p>
      <text:p text:style-name="P32">PID :: 3 TIME :: 820 EVENT :: IO Completed</text:p>
      <text:p text:style-name="P32">PID :: 3 TIME :: 820 EVENT :: Process Dispatched</text:p>
      <text:p text:style-name="P32">PID :: 3 TIME :: 1000 EVENT :: CPU Burst Completed</text:p>
      <text:p text:style-name="P32">PID :: 3 TIME :: 1000 EVENT :: IO started</text:p>
      <text:p text:style-name="P32">PID :: 3 TIME :: 1000 EVENT :: IO Completed</text:p>
      <text:p text:style-name="P32">PID :: 3 TIME :: 1000 EVENT :: Process Completed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2:18:28.778904867</meta:creation-date>
    <meta:generator>LibreOffice/5.1.4.2$Linux_X86_64 LibreOffice_project/10m0$Build-2</meta:generator>
    <dc:date>2017-03-04T20:32:23.168881364</dc:date>
    <meta:editing-duration>PT4H52M49S</meta:editing-duration>
    <meta:editing-cycles>72</meta:editing-cycles>
    <meta:document-statistic meta:table-count="0" meta:image-count="0" meta:object-count="0" meta:page-count="4" meta:paragraph-count="87" meta:word-count="683" meta:character-count="2951" meta:non-whitespace-character-count="2355"/>
  </office:meta>
</office:document-meta>
</file>